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ObjectTypeTriplet.getData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ObjectTypeTriplet.ResourceObjectTypeTriplet( byte objec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ObjectTypeTriplet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